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fscript1" svg:font-family="Rufscript"/>
    <style:font-face style:name="Liberation Sans1" svg:font-family="'Liberation Sans'" style:font-pitch="variable"/>
    <style:font-face style:name="Rufscript" svg:font-family="Ruf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 draw:opacity="20%"/>
    </style:style>
    <style:style style:name="gr2" style:family="graphic" style:parent-style-name="standard">
      <style:graphic-properties draw:stroke="solid" svg:stroke-width="0.035cm" svg:stroke-color="#000000" draw:stroke-linejoin="miter" draw:fill="gradient" draw:fill-gradient-name="svggradient591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svg:stroke-opacity="10%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gradient" draw:fill-gradient-name="svggradient593" draw:opacity-name="svgopacity593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7" style:family="graphic" style:parent-style-name="objectwithoutfill">
      <style:graphic-properties svg:stroke-width="0.05cm" draw:marker-start-width="0.355cm" draw:marker-end="Line_20_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000000" draw:opacity="20%"/>
    </style:style>
    <style:style style:name="P2" style:family="paragraph">
      <loext:graphic-properties draw:fill="gradient" draw:fill-gradient-name="svggradient591"/>
    </style:style>
    <style:style style:name="P3" style:family="paragraph">
      <loext:graphic-properties draw:fill="none"/>
    </style:style>
    <style:style style:name="P4" style:family="paragraph">
      <loext:graphic-properties draw:fill="gradient" draw:fill-gradient-name="svggradient593" draw:opacity-name="svgopacity593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font-name="Rufscript1" fo:font-size="13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942cm" svg:height="1.555cm" svg:x="1.588cm" svg:y="1.459cm" svg:viewBox="0 0 1943 1556" draw:points="1906,0 1752,38 0,0 39,960 0,1518 194,1556 1906,1518 1943,862">
          <text:p/>
        </draw:polygon>
        <draw:polygon draw:style-name="gr2" draw:text-style-name="P2" xml:id="id2" draw:id="id2" draw:layer="layout" svg:width="1.945cm" svg:height="1.555cm" svg:x="1.588cm" svg:y="1.459cm" svg:viewBox="0 0 1946 1556" draw:points="1906,0 648,38 0,0 36,709 0,1518 102,1556 1906,1518 1946,673">
          <text:p/>
        </draw:polygon>
        <draw:polygon draw:style-name="gr1" draw:text-style-name="P1" draw:layer="layout" svg:width="1.936cm" svg:height="1.555cm" svg:x="0.141cm" svg:y="6.186cm" svg:viewBox="0 0 1937 1556" draw:points="1906,0 1854,38 0,0 31,146 0,1518 599,1556 1906,1518 1937,1527">
          <text:p/>
        </draw:polygon>
        <draw:polygon draw:style-name="gr2" draw:text-style-name="P2" draw:layer="layout" svg:width="1.939cm" svg:height="1.555cm" svg:x="0.141cm" svg:y="6.186cm" svg:viewBox="0 0 1940 1556" draw:points="1906,0 1491,38 0,0 31,114 0,1518 240,1556 1906,1518 1940,963">
          <text:p/>
        </draw:polygon>
        <draw:path draw:style-name="gr3" draw:text-style-name="P3" draw:layer="layout" svg:width="0.885cm" svg:height="2.85cm" svg:x="1.429cm" svg:y="2.98cm" svg:viewBox="0 0 886 2851" svg:d="M886 0c-237 765-614 1976-886 2851">
          <text:p/>
        </draw:path>
        <draw:path draw:style-name="gr4" draw:text-style-name="P3" draw:layer="layout" svg:width="0.885cm" svg:height="2.85cm" svg:x="1.429cm" svg:y="2.98cm" svg:viewBox="0 0 886 2851" svg:d="M886 0c-237 765-614 1976-886 2851">
          <text:p/>
        </draw:path>
        <draw:polygon draw:style-name="gr1" draw:text-style-name="P1" draw:layer="layout" svg:width="0.305cm" svg:height="0.385cm" svg:x="1.276cm" svg:y="5.787cm" svg:viewBox="0 0 306 386" draw:points="47,385 183,261 304,94 306,101 100,216 137,145 152,47 165,56 152,47 159,56 152,47 155,52 100,216 74,149 0,0 49,295 47,385 49,386">
          <text:p/>
        </draw:polygon>
        <draw:polygon draw:style-name="gr5" draw:text-style-name="P4" draw:layer="layout" svg:width="0.303cm" svg:height="0.39cm" svg:x="1.276cm" svg:y="5.787cm" svg:viewBox="0 0 304 391" draw:points="47,385 294,151 304,94 163,205 100,216 123,172 152,47 159,55 152,47 153,48 152,47 154,59 100,216 31,52 0,0 11,26 47,385 53,391">
          <text:p/>
        </draw:polygon>
        <draw:polygon draw:style-name="gr1" draw:text-style-name="P1" draw:layer="layout" svg:width="2.668cm" svg:height="1.57cm" svg:x="2.708cm" svg:y="6.186cm" svg:viewBox="0 0 2669 1571" draw:points="2629,0 2040,53 0,0 39,900 0,1518 1195,1571 2629,1518 2669,660">
          <text:p/>
        </draw:polygon>
        <draw:polygon draw:style-name="gr2" draw:text-style-name="P2" draw:layer="layout" svg:width="2.663cm" svg:height="1.57cm" svg:x="2.708cm" svg:y="6.186cm" svg:viewBox="0 0 2664 1571" draw:points="2629,0 1868,53 0,0 44,1414 0,1518 2607,1571 2629,1518 2664,1024">
          <text:p/>
        </draw:polygon>
        <draw:path draw:style-name="gr3" draw:text-style-name="P3" draw:layer="layout" svg:width="0.907cm" svg:height="2.85cm" svg:x="2.772cm" svg:y="2.98cm" svg:viewBox="0 0 908 2851" svg:d="M0 0c243 765 629 1976 908 2851">
          <text:p/>
        </draw:path>
        <draw:path draw:style-name="gr4" draw:text-style-name="P3" draw:layer="layout" svg:width="0.907cm" svg:height="2.85cm" svg:x="2.772cm" svg:y="2.98cm" svg:viewBox="0 0 908 2851" svg:d="M0 0c243 765 629 1976 908 2851">
          <text:p/>
        </draw:path>
        <draw:polygon draw:style-name="gr1" draw:text-style-name="P1" draw:layer="layout" svg:width="0.303cm" svg:height="0.39cm" svg:x="3.529cm" svg:y="5.787cm" svg:viewBox="0 0 304 391" draw:points="259,385 291,233 304,0 275,95 205,217 198,180 152,48 156,53 152,48 152,49 152,48 155,52 205,217 118,168 0,97 219,339 259,385 263,391">
          <text:p/>
        </draw:polygon>
        <draw:polygon draw:style-name="gr5" draw:text-style-name="P4" draw:layer="layout" svg:width="0.303cm" svg:height="0.387cm" svg:x="3.529cm" svg:y="5.787cm" svg:viewBox="0 0 304 388" draw:points="259,385 275,340 304,0 282,81 205,217 205,205 152,48 154,50 152,48 155,51 152,48 178,113 205,217 183,206 0,97 65,169 259,385 261,388">
          <text:p/>
        </draw:polygon>
        <draw:frame draw:style-name="gr6" draw:text-style-name="P3" draw:layer="layout" svg:width="1.098cm" svg:height="0.539cm" svg:x="2.04cm" svg:y="1.971cm">
          <draw:text-box>
            <text:p text:style-name="P5"><text:span text:style-name="T1">span</text:span></text:p>
          </draw:text-box>
        </draw:frame>
        <draw:frame draw:style-name="gr6" draw:text-style-name="P3" draw:layer="layout" svg:width="0.747cm" svg:height="0.539cm" svg:x="0.694cm" svg:y="6.699cm">
          <draw:text-box>
            <text:p text:style-name="P5"><text:span text:style-name="T1">the</text:span></text:p>
          </draw:text-box>
        </draw:frame>
        <draw:frame draw:style-name="gr6" draw:text-style-name="P3" draw:layer="layout" svg:width="1.966cm" svg:height="0.539cm" svg:x="3.022cm" svg:y="6.699cm">
          <draw:text-box>
            <text:p text:style-name="P5"><text:span text:style-name="T1">example</text:span></text:p>
          </draw:text-box>
        </draw:frame>
        <draw:connector draw:style-name="gr7" draw:text-style-name="P6" draw:layer="layout" draw:type="curve" svg:x1="7.63cm" svg:y1="6.2cm" svg:x2="2.561cm" svg:y2="1.459cm" draw:start-shape="id1" draw:start-glue-point="0" draw:end-shape="id2" draw:end-glue-point="0" svg:d="M7630 6200c0-7890-5069-5519-5069-4741" svg:viewBox="0 0 5070 5687">
          <text:p/>
        </draw:connector>
        <draw:polygon draw:style-name="gr1" draw:text-style-name="P1" draw:layer="layout" svg:width="1.937cm" svg:height="1.555cm" svg:x="6.662cm" svg:y="6.2cm" svg:viewBox="0 0 1938 1556" draw:points="1906,0 851,38 0,0 31,51 0,1518 84,1556 1906,1518 1938,1282">
          <text:p/>
        </draw:polygon>
        <draw:polygon draw:style-name="gr2" draw:text-style-name="P2" xml:id="id1" draw:id="id1" draw:layer="layout" svg:width="1.936cm" svg:height="1.555cm" svg:x="6.662cm" svg:y="6.2cm" svg:viewBox="0 0 1937 1556" draw:points="1906,0 996,38 0,0 31,152 0,1518 242,1556 1906,1518 1937,1478">
          <text:p/>
        </draw:polygon>
        <draw:frame draw:style-name="gr6" draw:text-style-name="P3" draw:layer="layout" svg:width="0.832cm" svg:height="0.539cm" svg:x="7.215cm" svg:y="6.712cm">
          <draw:text-box>
            <text:p text:style-name="P5"><text:span text:style-name="T1">this</text:span></text:p>
          </draw:text-box>
        </draw:frame>
        <draw:frame draw:style-name="gr6" draw:text-style-name="P3" draw:layer="layout" svg:width="0.434cm" svg:height="0.539cm" svg:x="5.8cm" svg:y="6.7cm">
          <draw:text-box>
            <text:p text:style-name="P5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ufscript1" svg:font-family="Rufscript"/>
    <style:font-face style:name="Liberation Sans1" svg:font-family="'Liberation Sans'" style:font-pitch="variable"/>
    <style:font-face style:name="Rufscript" svg:font-family="Ruf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vggradient591" draw:style="linear" draw:start-color="#ffffff" draw:end-color="#dcdcdc" draw:start-intensity="100%" draw:end-intensity="100%" draw:angle="0" draw:border="0%"/>
    <draw:gradient draw:name="svggradient593" draw:style="linear" draw:start-color="#969696" draw:end-color="#000000" draw:start-intensity="100%" draw:end-intensity="100%" draw:angle="0" draw:border="0%"/>
    <draw:opacity draw:name="svgopacity593" draw:style="linear" draw:start="100%" draw:end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07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6T15:03:11.909972522</dc:date>
    <dc:creator>Florian Zipser</dc:creator>
    <meta:editing-duration>PT8M12S</meta:editing-duration>
    <meta:editing-cycles>1</meta:editing-cycles>
    <meta:document-statistic meta:object-count="22"/>
    <meta:generator>LibreOffice/4.4.2.2$Linux_X86_64 LibreOffice_project/40m0$Build-2</meta:generator>
  </office:meta>
</office:document-meta>
</file>